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fo:font-weight="bold"/>
    </style:style>
  </office:automatic-styles>
  <office:body>
    <office:text>
      <text:p text:style-name="Normal">Black Notebook</text:p>
      <text:p text:style-name="Normal">This is the black notebook, it doesn’t have a particular purpose, though it was born with a goal in <text:s text:c="1"/>mind: writing prompts. Here, you will give yourself prompts, and you will write. Every day. At least, that’s what I want you to do. Without further ado, let’s begin.</text:p>
      <text:p text:style-name="Normal"/>
      <text:p text:style-name="Normal">[Mon 08/02/2021 1:25am</text:p>
      <text:p text:style-name="Normal">Prompt: A man born in a poor country plagued with war. He is resolute about a better future.</text:p>
      <text:p text:style-name="Normal">That’s not much of a prompt. Let’s add something: your story ends with his death.]</text:p>
      <text:p text:style-name="Normal"/>
      <text:p text:style-name="Normal">A poor country, an oligarchy disguised as a democracy where the heads of the state are nothing more than puppets of colonial empires, inexistent public order, a government consistently rated as one of the ten most corrupt governments in the world. In the streets of such a country, we live. In the morning, lucky men rush to work, lucky children rush to school, everyone else rushes to the only public fountain available, it’s the only one that serves potable water. There are rules to follow: first come first served, and one person may only fill up one bucket. There is leniency towards larger families. Everyone goes through his or her routine, whatever it may be, and kids are allowed to play together until lunchtime. Among them, the boys loved to play football while the girls played house. There was no proper football field of course, they used the backyards. There were no goals, they simply used their T-shirts to designate where the bars would be. There was no ball, an adult filled plastic bags with unused cloth or rubbish and made it in the shape of a ball. The girls didn’t have much to play house with. Maybe they had the occasional stick, a tree trunk as a makeshift table, and most importantly, their imagination. And they had fun. They laughed and played like there wasn’t a single problem in the world, they didn’t have a care for the future. They are children after all, and that’s how children must be.</text:p>
      <text:p text:style-name="Normal">To you, all this may seem like an over-exaggeration to show poverty. Let me tell you, the only reason I am able to describe this in such details is because I’ve been there, I’ve done that, and I was the lucky middle class. </text:p>
      <text:p text:style-name="Normal">Then came lunchtime: the family gathers around, and the main dish is rice. There may or may not be something accompanying it, we never know. Then, it’s back to work: tending to the cattle or the chicken, the crops, doing chores, there is always something that needs to get done, the kids help out too, this is what they’ll be doing when they grow up after all. In the evening, some men go out to drink themselves silly, and they usually end up in drunken bar fights with each other. There is always money for alcohol, nobody knows where it comes from, but it’s always there. Maybe it was stolen, in rare cases it was earned, but it is always there, and it is always in the hands of children who grew old, bitter and spiteful. The evening is also when things start getting dangerous: it’s when theft wakes up. In truth, it starts with pickpocketing during the day on the busier streets of the village, but as night approaches, the thieves get more daring, and violence becomes an option. This is why almost nobody roams the streets at night. But of course, not being out in the open doesn’t guarantee your safety: you aren’t safe in your house either. There are thieves who silently break into your home and steal whatever they’ve come to steal: they’re the best kind of thieves. Then there are gangs of thieves who come into isolated houses and take everyone <text:s text:c="1"/>hostage until they take whatever they can. There may be casualties sometimes.</text:p>
      <text:p text:style-name="Normal">When a theft happens and something of value is stolen, in the morning there’s always a witch-hunt throughout the village, and it doesn’t end until the people have had their fill or a culprit is found. The culprit may or may not be the actual thief though, sometimes there’s a need for a scapegoat, and other times innocent people are framed by their enemies. The sentence depends on the gravity of the crime, but usually it’s at least humiliation, in a way or another.</text:p>
      <text:p text:style-name="Normal">In the streets of such a place, we live. We are not the richest, we are not the most literate, we are not the most well-educated, but we are ourselves. Sometimes, we have to fight to eat, and when these times come, we fight, because that’s who we are. We are born and raised in darkness, the real darkness, and we will fight our way out of it, or die trying. Our country may be a shit-hole in the middle of nowhere, but it’s still our country, and we love it. We’ll take it from the hands of those on top, and we’ll make it rise.</text:p>
      <text:p text:style-name="Normal">End: 2:28 am</text:p>
      <text:p text:style-name="Normal"/>
      <text:p text:style-name="Normal">[Tue 09/02/21 00:54 am</text:p>
      <text:p text:style-name="Normal">I see your sleep schedule is irreproachable as always. Right? I might as well become nocturnal at this point.</text:p>
      <text:p text:style-name="Normal"/>
      <text:p text:style-name="Normal">Today, I don’t feel in the mood to finish what I started yesterday. But I know, there’s no need to tell me. If I don’t continue it now, I will never continue it, I know myself. So let’s continue it.]</text:p>
      <text:p text:style-name="Normal"/>
      <text:p text:style-name="Normal"/>
      <text:p text:style-name="Normal">What will it take for our nation to rise? Blood. Our blood. It will not change without us making it, and in order to do that, we will need to make sacrifices. Incremental changes simply will not be enough; we can hope that somehow, our country becomes a better country step by step, year by year, but we don’t need history to tell us that that could take decades, even centuries, and we’re simply not that patient. We want change, and we want it now. So, blood it is. It will be a revolution, and we will topple those at the top. As things stand, the government is a den of jackals, but if they were the only problem, it would be easy. The military is just as corrupt as they are, and they’re serving as their guard dogs. Of course, the government wouldn’t hesitate to send them at us should we ever present even the slightest semblance of a threat to them. Eleven years ago, there was a protest at the capital: the people had gathered in order to make the then president abdicate from his throne. But they made a mistake: a mob always needs a head in order to form. That head may be a person, a cause, or whatnot. In this case, it was a person, but it was the wrong person. He had allowed his emotions to get the better of him, and consequently, he lead -or rather- his lack of leadership allowed the mob to become violent with him. They approached the presidential residence as a dangerous horde, and the soldiers who stood guard warned them exactly once that should they approach any more, they’d open fire.</text:p>
      <text:p text:style-name="Normal">That day, in front of the presidential residence, there were a dozen soldiers, there were hundreds of civilian, and there were countless bullets in the air. It was a massacre. The crowd panicked and tried to disperse as soon as the gunshots were heard, but they were hunted down. A few of the soldiers were having fun, you see.</text:p>
      <text:p text:style-name="Normal">They were playing a deadly game of heroes and villains, where they were the heroes who would ward off the innumerable hordes of monsters that came to attack the king’s castle, and they would put down as many monsters as they could.</text:p>
      <text:p text:style-name="Normal">Don’t look at me with those eyes, under the right circumstances, you, me, anyone would have done the same thing, and we would have enjoyed it. That’s how humans are, after all.</text:p>
      <text:p text:style-name="Normal">After that incident, the government learnt an important lesson: they were too lenient with us, they allowed us too much freedom. In order to forever eliminate the possibility of such a threat, gatherings of more than twenty people became strictly forbidden, and anyone found disobeying this rule would be captured, accused of treason and conspiring against the nation, and everyone would be executed. I learnt that... the hard way. It was one of my cousin’s wedding... Cruel, isn’t it? Of course, with that, executions became trendier than ever, and they distributed the capital punishment as if there were no tomorrow. They’ve done well to earn our wrath, they gave us a reason to take a stand and fight. We’ll give them the deaths they deserve.</text:p>
      <text:p text:style-name="Normal">[To be fair I’m not satisfied with these last 3 sentences, it’s straying way off course, this whole thing, so I’ll need to change it. Well, see you tomorrow, I’m currently have a desperate need for sleep.</text:p>
      <text:p text:style-name="Normal">End: 02:24]</text:p>
      <text:p text:style-name="Normal"/>
      <text:p text:style-name="Normal">[This is a message from the Wed Andry to the Tue Andry: Are you an idiot or something? you clearly haven’t thought about a real solution to prevent riots and the likes, that’s lazy writing right there. Jeez, it’s so easy to criticize, it’s almost scary]</text:p>
      <text:p text:style-name="Normal"/>
      <text:p text:style-name="Normal">[Wed 10/02/21 01:13am</text:p>
      <text:p text:style-name="Normal">Decidedly you love to not have a normal sleep schedule. First things first: I don’t like what I did yesterday. Clearly, I didn’t know where I was going, I only had a general sense of what I wanted, and as soon as I started writing, I lost myself and took whatever tangent presented itself first. </text:p>
      <text:p text:style-name="Normal">In other words, we must build a sort of map. Get used to it; what do you want to make with your story? Where are you headed? If you don’t know, build an idea. I don’t, but I have to write what’s on my mind. And also, <text:s text:c="1"/>I think I felt what having a passion is for a second. From my bed, I looked at the Ghibli Night background, and I thought to myself that it’s such a beautiful background, and it should have a story to it. If it doesn’t, I’ll give it myself. Luckily, it’s Spirited Away’s, so it has a beautiful story to it already.</text:p>
      <text:p text:style-name="Normal">Also, I’ll ignore what I wrote yesterday, and start again here.]</text:p>
      <text:p text:style-name="Normal"/>
      <text:p text:style-name="Normal">What is it that I truly wish for anyway? To run away from this place? No, that’s not it at all. Maybe I just felt like complaining about my situation... No, that’s not quite it either. I wanted to tell you my story, because... I have a feeling it’s coming to an end. My nation is poor, its government and military are corrupt, and we are left to suffer from the consequences of their greed. And yet, here I am, doing nothing about it, just telling someone at random. I do not seek pity, but I do not know why I want someone to hear my story. I have heard someone say, once: we want to be remembered for the sake of being remembered, we want to do things so that, in ten years, in a century, in a millennium, there’s still a sign that says ‘We’ve been here! we’ve existed!’. It sounds pathetic now that I say it, it sounded much better in my head. Well, that’s enough talk.</text:p>
      <text:p text:style-name="Normal">What is it that I want to do now? </text:p>
      <text:p text:style-name="Normal">I want to make my country a better place, and to do that, I have to change it. How do I change it? A malicious plan just popped in my mind right now: I’ll be like a virus. To put it simply, I will become part of the government, and then, slowly but surely, I’ll replace every broken part with someone I know I can trust. It’s a naive plan, and they’ll try to eliminate me for sure, but this is the one plan that does not require my people’s blood as payment.</text:p>
      <text:p text:style-name="Normal">It isn’t much to go on, and it’ll take time, but please, please just bear the pain a little longer, soon I will heal it. </text:p>
      <text:p text:style-name="Normal">[So first person won’t work with what you have in mind, huh. Indeed, now I don’t know where to go from here. Well, consider it an exercise in order to gain experience. Actually, no, that’s what it really is</text:p>
      <text:p text:style-name="Normal">Spontaneous writing sure does spawn some strange beasts. What you’ve written, I don’t actually know what to think about it, really, I’m kind of at a loss. So much for a roadmap. Well, it doesn’t matter]</text:p>
      <text:p text:style-name="Normal">[Now that I read a part of it, this doesn’t match with the story above at all. Damn it you’re right. What a pain. Spontaneous writing really can backfire badly when you don’t know where you’re going. Seriously, what the hell did you expect...]</text:p>
      <text:p text:style-name="Normal">[But, in despite of it all, I don’t dislike what I’ve written. In fact, of the three above, this one is my favourite, even if it is so short and there’s nothing actually happening in it (not like there was much in the others either Andry)</text:p>
      <text:p text:style-name="Normal">End: 02:06]</text:p>
      <text:p text:style-name="Normal"/>
      <text:p text:style-name="Normal"/>
      <text:p text:style-name="Normal">[Thu 11/02/21 22:28</text:p>
      <text:p text:style-name="Normal">While I technically didn’t miss yesterday because I write at funky hours, that’s still one day I (kinda) skipped. Sigh... Well, in any case I wanted to change prompts for today, with inspiration from Megalo Box. Yes I’m changing theme without having finished because I don’t want... Never mind, I’ll rewrite the first paragraph so that it gives off the feeling I wanted it to give off. This is gonna be very clumsy, I already know it. That’s a bummer, I just got a shiny brand new theme too, and it’s gorgeous. Well, you are right in that I have to rewrite the above, I have to learn to write after all. Let’s play a game: if you can manage to rewrite the first paragraph properly, tomorrow I’ll allow you to write the junk dog’s story. Else, that right is taken from you forever, and you can never write anything related to it. Fair wager, don’t you think? Absolutely fucking unfair, but it sounds fun, count me in. I promise you that I’ll abide by those rules, no matter what happens, and I’ll show you that I didn’t get this beautiful new background for nothing.]</text:p>
      <text:p text:style-name="Normal"/>
      <text:p text:style-name="Normal"/>
      <text:p text:style-name="Normal"/>
      <text:p text:style-name="Normal"/>
      <text:p text:style-name="Normal"><text:tab/><text:tab/><text:tab/><text:tab/><text:tab/>Just like a waving flag</text:p>
      <text:p text:style-name="Normal"/>
      <text:p text:style-name="Normal">The teacher then asked a question: “What do you want to be when you grow up?”</text:p>
      <text:p text:style-name="Normal">At first, there was a little hesitation among the students.</text:p>
      <text:p text:style-name="Normal">“Come on, don’t be shy, I’m sure all of you have wonderful dreams that you want to fulfill, why don’t you share it with us?”</text:p>
      <text:p text:style-name="Normal">From the corner of her eye, the teacher could see that Irian was flustered by her question, so she smiled and reassured him: </text:p>
      <text:p text:style-name="Normal">“Don’t worry, you don’t have to answer if you don’t want to.”</text:p>
      <text:p text:style-name="Normal">A few students raised their hands, and she called them one by one.</text:p>
      <text:p text:style-name="Normal">“When I grow up, I want to go to America and become a doctor!” said one proudly,</text:p>
      <text:p text:style-name="Normal">“My mom wants me to become a lawyer, so... so I’ll become a lawyer in Europe and, and gain money and... and I’ll help my family!” said one girl at the back of the class, </text:p>
      <text:p text:style-name="Normal">“I want to become an astronaut for NASA and go to space...” said Irian timidly.</text:p>
      <text:p text:style-name="Normal">“I will enter the FC Barcelona and be the greatest goalkeeper the world has ever seen!”</text:p>
      <text:p text:style-name="Normal">“I will become rich and live in New York and live only with beautiful girls in my mansion made of gold!” </text:p>
      <text:p text:style-name="Normal">Every declaration got a positive reception, and the last one made the class laugh for a minute. He was the only one who didn’t find it funny. It was sad, how everyone wanted to leave the country. He had nothing against those who wanted to leave, he knew it wasn’t their fault that that’s what they wished, but he was a bit resentful regardless.</text:p>
      <text:p text:style-name="Normal">He didn’t share it even with Irian, his closest friend, back then, but he already knew what he wanted to be when he grew up: he wanted to become strong, the strongest. He wanted to become the strongest so that one day he could change his country, for good.</text:p>
      <text:p text:style-name="Normal"/>
      <text:p text:style-name="Normal">After school was finished, he watched the others’ parents arrive while he waited for his many buddies to finish their classes. It was a golden rule on this side of the world: every day you let your child walk home alone is a day where you must be prepared to never see them again. On this side of the world, kidnappings are rather frequent. Because of that, he had to wait for his buddies from the village to finish their classes, even though he didn’t particularly like their company, so they could walk home together. </text:p>
      <text:p text:style-name="Normal">On their way home, they passed the village guards, a few ragtag police officers. He may have only been fifteen at the time, but even he could see what these guards really were. They were cowards, they were spineless, they were children who failed to grow up and only grew old, and they were the ones armed with guns. Every time anyone wanted to enter or exit the village, these guards would stop them and ask for a “passing fee”, lest they are prohibited passage. Of course, that was just plain theft, there should have never been such a fee, but they’re the ones who represent the authorities, and therefore they’re the ones who hold power. The money they stole, they’d use to buy cigarettes, alcohol, or pay prostitutes, and there was no stopping them. That was public knowledge.</text:p>
      <text:p text:style-name="Normal">In the past, the village made demands to the nearest government and police office to change guards, but there was something they lacked that the guards didn’t: connections. One of the guards happened to be the nephew of a fairly high ranking police officer, and that was enough for everyone to close an eye to their deeds.</text:p>
      <text:p text:style-name="Normal">The representatives that the village sent, they’d always come back beaten to a pulp, without fail. And so, everyone in the village gave up trying to change the guards. Everyone, in this case, doesn’t include him. Once, it was his own father who came home beaten up. That day, he cried like he never did before, and that day, he made a promise to his father: </text:p>
      <text:p text:style-name="Normal">“Dad, it will take some time, but one day... one day for sure, no one will have to pay those useless thieves anymore, so please... please just be a little patient...” </text:p>
      <text:p text:style-name="Normal">He was only thirteen at the time, and he was already more of an adult than any of these guards would ever be. That day, his parents also decided that they’d do anything it takes to help their beloved child. That night, a certain song passed on the radio. Maybe it was fate, maybe it was a god’s doing, but that song, it would stay with him for the rest of his life. The first verse went on like this:</text:p>
      <text:p text:style-name="Normal"><text:span text:style-name="T1">“When I get older, I will be stronger, they’ll call me freedom, just like a waving flag”</text:span></text:p>
      <text:p text:style-name="Normal"/>
      <text:p text:style-name="Normal">[HOW’S THAT?? HOW DO YOU LIKE IT??</text:p>
      <text:p text:style-name="Normal">Not bad at all, this feels like it’s the first time I’m properly writing. It’s not fully spontaneous, the skeleton was thought out before hand, and it didn’t come out bad at all, well done, but the thing is... now you want to write more... you’re... you’re really liking it. Yeah, and frankly I quite literally didn’t expect that at all, I expected to put up a fight against fatigue and sleepiness, but instead here I am liking what i did and wanting more, but not knowing what more should be...]</text:p>
      <text:p text:style-name="Normal">[By the way what do we do about tomorrow? well, I expected that you’d forget about the junk dog story because you’d want to write more about what you did right now, and as you can see, I was right. But damn, I didn’t expect to be this right.</text:p>
      <text:p text:style-name="Normal">End: 00:45am]</text:p>
      <text:p text:style-name="Normal"/>
      <text:p text:style-name="Normal"/>
      <text:p text:style-name="Normal">[Sun 14/02/21 01:51 am</text:p>
      <text:p text:style-name="Normal">This is the only comment I’ll make on the day you’ve missed.</text:p>
      <text:p text:style-name="Normal">Regarding the story though, with hindsight, I can say that you failed. It’s lacking, it’s on the proper track, but there are things that are missing. I don’t know what, I just know that it doesn’t give off the feeling of rebellion and anger I wanted it to give off. Maybe you didn’t sew enough of that in the thread. </text:p>
      <text:p text:style-name="Normal">It’s up to you to decide what’s to be changed, but for the sake of memory, I’ll keep the unedited text above, and only modify a copy.</text:p>
      <text:p text:style-name="Normal">Also, on a side note, it’s up to you to keep your promise.] </text:p>
      <text:p text:style-name="Normal"/>
      <text:p text:style-name="Normal"/>
      <text:p text:style-name="Normal"><text:tab/><text:tab/><text:tab/><text:tab/><text:tab/>Just like a waving flag</text:p>
      <text:p text:style-name="Normal"/>
      <text:p text:style-name="Normal">One day the teacher asked this question: “What do you want to be when you grow up?”</text:p>
      <text:p text:style-name="Normal">At first, there was a little hesitation among the students.</text:p>
      <text:p text:style-name="Normal">“Come on, don’t be shy, I’m sure all of you have wonderful dreams that you want to fulfill, why don’t you share it with us?”</text:p>
      <text:p text:style-name="Normal">From the corner of her eye, the teacher could see that Irian was flustered by her question, so she smiled and reassured him: </text:p>
      <text:p text:style-name="Normal">“Don’t worry, you don’t have to answer if you don’t want to.”</text:p>
      <text:p text:style-name="Normal">A few students raised their hands, and she called them one by one.</text:p>
      <text:p text:style-name="Normal">“When I grow up, I want to go to America and become a doctor!” said one proudly,</text:p>
      <text:p text:style-name="Normal">“My mom wants me to become a lawyer, so... so I’ll become a lawyer and work in Europe and, and gain money and... and I’ll help my family!” said one girl at the back of the class, </text:p>
      <text:p text:style-name="Normal">“I want to become an astronaut for NASA and go to space...” said Irian timidly.</text:p>
      <text:p text:style-name="Normal">“I will enter the FC Barcelona and be the greatest goalkeeper the world has ever seen!”</text:p>
      <text:p text:style-name="Normal">“I will become rich and live in New York and live only with beautiful girls in my mansion made of gold!” </text:p>
      <text:p text:style-name="Normal">Every declaration got a positive reception, and the last one made the class laugh for a minute. Rouge was the only one who didn’t find it funny. It was sad, how everyone wanted to leave the country. He had nothing against those who wanted to leave, he knew it wasn’t their fault that that’s what they wished, but he was a bit resentful regardless.</text:p>
      <text:p text:style-name="Normal">He didn’t share it even with Irian, his closest friend, but he already knew what he wanted to be when he grew up: he’d become a fighter. He would fight for his country, he would fight for his people, and he would fight for his world. When he grew up, he would fight to change his country, for good.</text:p>
      <text:p text:style-name="Normal"/>
      <text:p text:style-name="Normal">His world, as it was now, was no place for a kid to live in. He was only fifteen, but he read voraciously, so even he could see it. He didn’t read books you’d expect someone his age would read, he read about his country, its history, and its current state, and he did so because he desperately wanted to love his country.</text:p>
      <text:p text:style-name="Normal">But there wasn’t much to be loved.</text:p>
      <text:p text:style-name="Normal"/>
      <text:p text:style-name="Normal">[Wrong direction, huh. Bummer, I don’t know where to go, and I’ve lost my will to continue. I doubt I could focus enough to be able to think it through right now.]</text:p>
      <text:p text:style-name="Normal">[End: 03:01am]</text:p>
      <text:p text:style-name="Normal"/>
      <text:p text:style-name="Normal"/>
      <text:p text:style-name="Normal">After school was finished, he watched the others’ parents arrive while he waited for his many buddies to finish their classes. It was a golden rule on this side of the world: if you allow your child to walk home alone, you must be prepared to never see them again. On this side of the world, kidnappings are rather frequent. Because of that, he had to wait for his buddies from the village to finish their classes so they could walk home together. </text:p>
      <text:p text:style-name="Normal">On their way home, they passed police officers: the village guards. He may have only been fifteen at the time, but even he could see these guards for what they really were. They were cowards, they were spineless, they were children who failed to grow up and only grew old, and they were the ones armed with guns. To enter or exit the village, these guards must be given a “passing fee”. </text:p>
      <text:p text:style-name="Normal">There should have never been such a fee, that was just plain theft, but they’re the ones who represent the authorities, and they’re the ones who hold power. The money they stole, they’d use to buy cigarettes, alcohol, or pay prostitutes, and there was no stopping them. That was public knowledge.</text:p>
      <text:p text:style-name="Normal">In the past, the village made demands to the nearest government and police office to change guards, but there was something they lacked that the guards didn’t: connections. One of the guards happened to be the nephew of a fairly high ranking police officer, and that was enough for everyone to close an eye to their deeds.</text:p>
      <text:p text:style-name="Normal">The representatives that the village sent, they’d always come back beaten to a pulp, without fail. And so, everyone in the village gave up trying to change the guards. Everyone, in this case, doesn’t include Rouge. Once, it was his own father who came home beaten up. That day, he cried like he never did before, and that day, he made a promise to his father: </text:p>
      <text:p text:style-name="Normal">“Dad, it will take some time, but one day... one day for sure, no one will have to pay those useless thieves anymore, so please... please just be a little patient...” </text:p>
      <text:p text:style-name="Normal">He was only thirteen at the time, and he was already more of an adult than any of these guards would ever be. That day, his parents also decided that they’d do anything it takes to help their beloved child. That night, a certain song passed on the radio. Maybe it was fate, maybe it was a god’s doing, but that song, it would stay with him for the rest of his life. The first verse went on like this:</text:p>
      <text:p text:style-name="Normal"><text:span text:style-name="T1">“When I get older, I will be stronger, they’ll call me freedom, just like a waving flag”</text:span></text:p>
      <text:p text:style-name="Normal"/>
      <text:p text:style-name="Normal"/>
      <text:p text:style-name="Normal"/>
      <text:p text:style-name="Normal"/>
      <text:p text:style-name="Normal"/>
      <text:p text:style-name="Normal"/>
      <text:p text:style-name="Normal">I’ll fight.</text:p>
      <text:p text:style-name="Normal"/>
      <text:p text:style-name="Normal"/>
      <text:p text:style-name="Normal">[Great choice</text:p>
      <text:p text:style-name="Normal">Sun 14/02/21 22:21</text:p>
      <text:p text:style-name="Normal"/>
      <text:p text:style-name="Normal">Let’s pick up from where we left from. Also, we’ll pretend the last &lt;newest&gt; paragraph written yesterday doesn’t exist. And, rereading it, I can’t help but say that holy shit that first paragraph is a banger.]</text:p>
      <text:p text:style-name="Normal"/>
      <text:p text:style-name="Normal">Rouge couldn’t remember when it all started, but he could remember why. From his birth to early in his adulthood, he had lived in a small village with his family. In the morning, he and a few other children went to school. Rouge didn’t understand it back then, but to the village, they meant everything. Every one worked hard and sweated for them, if there was any manual labour to be done, the only reason Rouge’s group would undertake them is so that they learn how to do them. Every one agreed that those kids shouldn’t have to waste time doing such tasks, because they were given an opportunity none of them had: that small group of children was given education. That small group of children was given a future. Rouge didn’t understand it back then, but to the village, they represented their hopes.</text:p>
      <text:p text:style-name="Normal"/>
      <text:p text:style-name="Normal">[Wow, so it took me one full hour and then some to find an idea that can continue the paragraph above, and then twenty or so minutes to write that small text? Plus, that idea came to me by chance, I just happened to write about a group of children going to school... Writing is strange... But, it’s the way to go. Or maybe it’s just that I like it, either way, I’m continuing with that.</text:p>
      <text:p text:style-name="Normal">Right now, I’m seeing two possible paths: we continue with the same tone, or we shift towards Rouge’s point of view, to show how many sacrifices were made for him. The latter seems more appetizing. But, if other ideas come to mind, I can’t shut them down right now.</text:p>
      <text:p text:style-name="Normal">End 00:04]</text:p>
      <text:p text:style-name="Normal"/>
      <text:p text:style-name="Normal">[Tue 16/02/21 22:15</text:p>
      <text:p text:style-name="Normal"/>
      <text:p text:style-name="Normal">Just a small comment from a fellow worker to another: this is the guy who writes in the Black Notebook talking, to the guy who writes in the White Notebook, that’s a great innovation and we appreciate the work you do. However, we shall be very happy indeed if you don’t take our jobs away from us, lest there be unwanted and unnecessary casualties. From the Black Notebook, with love &lt;3</text:p>
      <text:p text:style-name="Normal"/>
      <text:p text:style-name="Normal">Well, that was a rather threatening greeting... Let’s get started then. It won’t be easy to find a continuation with what was written above. Also, we should probably put the integral [edited and accepted] text down below, so we get an idea of how things are going. That’s not a bad idea</text:p>
      <text:p text:style-name="Normal">Also holy shit, did it seriously just take you thirty minutes to decide on a wallpaper just to end up using a matte black one? That’s impressive in its own way. Well, let’s create that text zone.</text:p>
      <text:p text:style-name="Normal"/>
      <text:p text:style-name="Normal">Having reread what was written last, I must say that I don’t like it quite as much anymore. The idea doesn’t fit well. That’s a different direction from where I wanted to go originally, or rather, maybe it’s because it gives off feelings that I don’t want the story to give off right now. So we’ll have to change, huh. Fair enough, think now.</text:p>
      <text:p text:style-name="Normal"/>
      <text:p text:style-name="Normal">Born to a throne</text:p>
      <text:p text:style-name="Normal">Stronger than Rome</text:p>
      <text:p text:style-name="Normal">Of violent prone</text:p>
      <text:p text:style-name="Normal">Poor people zone</text:p>
      <text:p text:style-name="Normal">But it’s my home &lt;&lt;&lt;&lt;&lt;&lt;&lt;&lt;&lt;&lt;&lt;&lt;&lt;</text:p>
      <text:p text:style-name="Normal">All I have known</text:p>
      <text:p text:style-name="Normal">Where I got grown</text:p>
      <text:p text:style-name="Normal">Streets we would roam</text:p>
      <text:p text:style-name="Normal">Out of the darkness </text:p>
      <text:p text:style-name="Normal">I came the furthest </text:p>
      <text:p text:style-name="Normal">Among the hardest survivors</text:p>
      <text:p text:style-name="Normal"/>
      <text:p text:style-name="Normal"/>
      <text:p text:style-name="Normal">Decidedly, there’s a lot to learn from this.]</text:p>
      <text:p text:style-name="Normal"/>
      <text:p text:style-name="Normal">[Important question, we going hard, or we’re using soft world building? The moment you asked that question, no, the moment you thought of that question, you already knew the answer. We’re here to create and improve our very own writing style. We’re going soft all the way. That makes it much more difficult then. That’s where the fun lies.</text:p>
      <text:p text:style-name="Normal">Only the essential, huh, the rest is given in clues... That’s a tough order alright. This is basically asking ‘Show, don’t tell’, and yet it has to be written. Now I get a sense of what Naruto meant when he said that it’s like trying to simultaneously look left and right. It’s a shame shadow clones won’t be of any use here. Through his eyes. We’re gonna see things through Rouge’s eyes.]</text:p>
      <text:p text:style-name="Normal"/>
      <text:p text:style-name="Normal"/>
      <text:p text:style-name="Normal"/>
      <text:p text:style-name="Normal">When he grew up, he would fight to change his country for good.</text:p>
      <text:p text:style-name="Normal"/>
      <text:p text:style-name="Normal">Rouge was born in a small village, about half a dozen miles away from the town where he went to school. He doesn’t remember much from his early childhood, but he has a few memories which are dear to him. The earliest of them is of when he was seven years old. In fact, he had just turned seven that time, and he was so proud of it he went around telling the whole village about it. Mr. Rameza, who owned the only mini market around, seemed very happy to hear that: he was all smiles, and he even gave him a candy for it, one wrapped in a red plastic film, and that meant the world to Rouge. Mr. Rameza affectionately called it ‘le bonbon rouge’, and it was the sweetest thing little Rouge had ever tasted. Since then, he always looked forward to his birthdays, because maybe he’d get another candy. </text:p>
      <text:p text:style-name="Normal">Another memory was from the first time he ever played football. He’d always heard it over the radio, his dad had always listened to it very passionately, so he wanted to give it a try too. And so, one day he gathered his friends from around the village and went to his dad to learn how to play.</text:p>
      <text:p text:style-name="Normal">“I’m so happy that you all want to learn how to play soccer, but we can’t do that...” he answered with a sad smile.</text:p>
      <text:p text:style-name="Normal">There were ‘What’s and ‘Come on’s from the little crowd, and Rouge asked:</text:p>
      <text:p text:style-name="Normal">“Why not?”</text:p>
      <text:p text:style-name="Normal">“Because to play, we need a ball, and we don’t have that.”</text:p>
      <text:p text:style-name="Normal">The kids were disappointed by that, but that’s when the village came to their rescue:</text:p>
      <text:p text:style-name="Normal">“What are you talking about Elijah?” said one of the neighbours from his doorstep, “If we don’t have a ball why don’t we simply make one? All we need is one or two plastic bags, a few unused clothes and a small rope. In fact I already have the plastic bags and the rope, we only need clothes.”</text:p>
      <text:p text:style-name="Normal">The word soon got out to the entire village, and everyone who could afford to chipped in by giving cloth they didn’t use. After less than half an hour, the neighbour got all the cloth he needed, so he simply proceeded to gather them into one ball, covered it with the plastic bags and tied everything shut. </text:p>
      <text:p text:style-name="Normal">“Et voilà! With this, you can play football all you want kids!” </text:p>
      <text:p text:style-name="Normal">The ball was received with a lot of cheers and cries from the kids, and everyone had no choice but to smile at the scene.</text:p>
      <text:p text:style-name="Normal"/>
      <text:p text:style-name="Normal">Rouge loved his country. It was a poor one, but the people have a heart of gold, and he’d do all in his power to make them smile.</text:p>
      <text:p text:style-name="Normal"/>
      <text:p text:style-name="Normal"/>
      <text:p text:style-name="Normal"/>
      <text:p text:style-name="Normal"> [Aftermath of today. I just finished writing this part, and I’m feeling warm and fuzzy inside. Ahah, that’s a bad sign, it’s much more wholesome than I expected, there’s a good chance it won’t fit with the story. In any case, this is completely different from what I had planned, this part showcases love to an unprecedented level. Well, that’s obviously an exaggeration, but I had planned more for anger at poverty and incompetent government. I guess I got lost in all the emotion and just didn’t think about stopping, that’s how it went for most other texts after all. That’s what soft world building does to you... it’s great, but you have to master it, or it takes you on a ride without your consent. Well, in any case, if you do implement this in the story, this is the part about love (and partially poverty, I’ll have to check tomorrow) done.</text:p>
      <text:p text:style-name="Normal">See you around</text:p>
      <text:p text:style-name="Normal">End 00:21]</text:p>
      <text:p text:style-name="Normal"/>
      <text:p text:style-name="Normal"/>
      <text:p text:style-name="Normal">[Wed 17/02/21 22:49</text:p>
      <text:p text:style-name="Normal">Before we start, let me finish this song called Rise by Ampyx that’s playing, maybe I’m discovering a new favourite. Fair enough, indulge yourself. Ah, unfortunately, I didn’t like it that much.</text:p>
      <text:p text:style-name="Normal">You know, maybe it’s because I’m in a good mood, but this whole writing thing isn’t half bad, I quite enjoy it... Now I kinda want to find a better routine for us so we have a nice, stable life that I don’t dislike. </text:p>
      <text:p text:style-name="Normal">Jeez, what’s with that way of talking, you sound like you don’t like writing at all and your life is miserable... I guess you’re bad at conveying your feelings. Well, we ought to correct that since, you know, you kind of want to live off expressing yourself. Whatever, let’s just read yesterday’s text. Also, Anzu is best girl.</text:p>
      <text:p text:style-name="Normal">I should note that from now on, texts that are to be edited must have their originals still around, so I’ll mostly do the editing down below. </text:p>
      <text:p text:style-name="Normal">Ok so I read it all, and I don’t know what to think. Whether or not it will fit into the story now depends purely on how we will continue it. If we fail the continuation, we’ll have failed this part with it. Else, it will be a good success.</text:p>
      <text:p text:style-name="Normal"/>
      <text:p text:style-name="Normal"/>
      <text:p text:style-name="Normal"/>
      <text:p text:style-name="Normal">When he grew up, he would fight to change his country, for good.</text:p>
      <text:p text:style-name="Normal"/>
      <text:p text:style-name="Normal">Rouge was born in a small village, about half a dozen miles away from the town where he went to school. He doesn’t remember much from his early childhood, but he has a few memories of then which are dear to him. The earliest of these is of when he was seven years old. In fact, he had just turned seven that time, and he was so proud of it he went around telling the whole village about it. Mr. Rameza, who owned the only mini market around, seemed very happy to hear that: he was all smiles, and he even gave him a candy for it, one wrapped in a red plastic film. That meant the world to Rouge. Mr. Rameza affectionately called it ‘le bonbon rouge’, and it was the sweetest thing little Rouge had ever tasted. Since then, he always looked forward to his birthdays, because maybe he’d get another candy. </text:p>
      <text:p text:style-name="Normal">Another memory was from the first time he ever played football. He’d always heard it over the radio, his dad had always listened to it very passionately, so he wanted to give it a try too. And so, one day he gathered his friends from around the village and went to his dad to learn how to play.</text:p>
      <text:p text:style-name="Normal">“I’m so happy that you all want to learn how to play soccer, but we can’t do that...” he answered with a sad smile.</text:p>
      <text:p text:style-name="Normal">There were “What!?” ‘s and “Come on!” ’s from the little crowd, and Rouge asked:</text:p>
      <text:p text:style-name="Normal">“Why not?”</text:p>
      <text:p text:style-name="Normal">“Because to play, we need a ball, and we don’t have that.”</text:p>
      <text:p text:style-name="Normal">The kids were very disappointed to learn that, but that’s when the village came to their rescue:</text:p>
      <text:p text:style-name="Normal">“What are you talking about Elijah?” said one of the neighbours from his doorstep, “If we don’t have a ball why don’t we simply make one? All we need is one or two plastic bags, a few unused clothes and a small rope. In fact I already have the plastic bags and the rope, we only need clothes.”</text:p>
      <text:p text:style-name="Normal">The word soon got out to the entire village, and everyone who could afford to chipped in by giving cloth they didn’t use. After less than half an hour, the neighbour got all the cloth he needed, so he simply proceeded to gather them into one ball, covered it all with the plastic bags and tied everything shut. </text:p>
      <text:p text:style-name="Normal">“Et voilà! With this, you can play football all you want kids!” </text:p>
      <text:p text:style-name="Normal">The ball was received with a lot of cheers and cries from the kids, and the villagers had no choice but to smile at the scene.</text:p>
      <text:p text:style-name="Normal"/>
      <text:p text:style-name="Normal">&lt;Rouge loved to reminisce about those moments at dinner, and his parents loved to talk about it just as much. But every coin has two sides, and just like he had good memories, he also had episodes he didn’t like to think about. Chief among them concerns his father. Years ago, when he was thirteen, police officers came to the village. They said that they were coming to protect the village, and that as of then, they were officially the village guards. They brought official documents which confirmed what they stated beyond the shadow of a doubt. In other words, they had been sent by the government. Ever since it was founded, the village never needed protection, the locals were quite capable and willing to fend for themselves, together, so it was unclear why the government would send police officers. But soon, the real reason became apparent.&gt;</text:p>
      <text:p text:style-name="Normal"/>
      <text:p text:style-name="Normal">[Ok ok, time out. This is... strange. This, right there, is pure, undeniable hard worldbuilding. Mixing it with the far softer counterpart above is strange. Plus, is this really what you want? Ok, I’ll need to give it a good thinknig.]</text:p>
      <text:p text:style-name="Normal">[What you’ve written, it can be done in a softer style, similar to yesterday’s. So, if you’re willing to go with this, we’re using softer worldbuilding (yeah, unfortunately a purely soft worldbuilding is virtually impossible here, unless you want some plotholes) </text:p>
      <text:p text:style-name="Normal">What will I be doing ten years from now? What will I be doing in February 2031? I wonder, I just want to have a nice fun life.]</text:p>
      <text:p text:style-name="Normal">[Show but don’t tell, that’s a tough order. I’m surprised you pulled it off yesterday. I guess I shouldn’t go around underestimating you, huh? How about it? Let’s pull it off today too.</text:p>
      <text:p text:style-name="Normal">I’m tired. It’s nearly midnight. I want to go to sleep. </text:p>
      <text:p text:style-name="Normal">But I can’t, can I. No. That’s not right. I definitely can, but I won’t. I’ll fight.</text:p>
      <text:p text:style-name="Normal">00:13, Megalo box is a good anime.]</text:p>
      <text:p text:style-name="Normal"/>
      <text:p text:style-name="Normal">[I understand your frustration. You want to show poverty and corruption on a big scale, and yet, here, it is only doable in a small scale, which is also the most realistic way to do it.</text:p>
      <text:p text:style-name="Normal">Well, we are the same person, so I kinda expected you to understand it already...</text:p>
      <text:p text:style-name="Normal">What we want and what we’re doing don’t match. Is there any way to go big? </text:p>
      <text:p text:style-name="Normal">You don’t want to compromise, huh, that’s gonna be a pain.</text:p>
      <text:p text:style-name="Normal">When I get older, I will be stronger, they’ll call me freedom, just like a waving flag. There you have your answer. You will have to give in, but we’ll show them defiance.]</text:p>
      <text:p text:style-name="Normal"/>
      <text:p text:style-name="Normal"/>
      <text:p text:style-name="Normal"/>
      <text:p text:style-name="Normal"/>
      <text:p text:style-name="Normal"/>
      <text:p text:style-name="Normal">Rouge loved to reminisce about those moments at dinner, and his parents loved to talk about it just as much. But every coin has two sides, and just like he had good memories, he also had episodes he didn’t like to think about.</text:p>
      <text:p text:style-name="Normal">He was thirteen when the police officers first came to the village. He and his friends were on their way back from school, when half a dozen unfamiliar faces stopped them at the entrance. They were all wearing military uniforms, and were armed with pistols on their sides. Rouge spoke first.</text:p>
      <text:p text:style-name="Normal">“Who are you?”</text:p>
      <text:p text:style-name="Normal">His question was met with sighs and exclamations by the police officers, clearly they were already fed up with that question. The only man who didn’t react to the question answered for them:</text:p>
      <text:p text:style-name="Normal">“As of today we are the new guards if your village, it is a pleasure to meet you”</text:p>
      <text:p text:style-name="Normal"/>
      <text:p text:style-name="Normal">[Shit, I’m running out of power. I’ll continue tomorrow. You put up a good fight, don’t worry about it</text:p>
      <text:p text:style-name="Normal">End 01:13]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tab/><text:tab/><text:tab/><text:tab/><text:tab/><text:tab/><text:tab/><text:tab/><text:tab/><text:tab/><text:tab/><text:tab/><text:tab/><text:tab/><text:span text:style-name="T2">For the reader...</text:span></text:p>
      <text:p text:style-name="Normal"/>
      <text:p text:style-name="Normal">Just like a waving flag</text:p>
      <text:p text:style-name="Normal"/>
      <text:p text:style-name="Normal">One day the teacher asked this question: “What do you want to be when you grow up?”</text:p>
      <text:p text:style-name="Normal">At first, there was a little hesitation among the students.</text:p>
      <text:p text:style-name="Normal">“Come on, don’t be shy, I’m sure all of you have wonderful dreams that you want to fulfill, why don’t you share it with us?”</text:p>
      <text:p text:style-name="Normal">From the corner of her eye, the teacher could see that Irian was flustered by her question, so she smiled and reassured him: </text:p>
      <text:p text:style-name="Normal">“Don’t worry, you don’t have to answer if you don’t want to.”</text:p>
      <text:p text:style-name="Normal">A few students raised their hands, and she called them one by one.</text:p>
      <text:p text:style-name="Normal">“When I grow up, I want to go to America and become a doctor!” said one proudly,</text:p>
      <text:p text:style-name="Normal">“My mom wants me to become a lawyer, so... so I’ll become a lawyer and work in Europe and, and gain money and... and I’ll help my family!” said one girl at the back of the class, </text:p>
      <text:p text:style-name="Normal">“I want to become an astronaut for NASA and go to space...” said Irian timidly.</text:p>
      <text:p text:style-name="Normal">“I will enter the FC Barcelona and be the greatest goalkeeper the world has ever seen!”</text:p>
      <text:p text:style-name="Normal">“I will become rich and live in New York and live only with beautiful girls in my mansion made of gold!” </text:p>
      <text:p text:style-name="Normal">Every declaration got a positive reception, and the last one made the class laugh for a minute. Rouge was the only one who didn’t find it funny. It was sad, how everyone wanted to leave the country. He had nothing against those who wanted to leave, he knew it wasn’t their fault that that’s what they wished, but he was a bit resentful regardless.</text:p>
      <text:p text:style-name="Normal">He didn’t share it even with Irian, his closest friend, but he already knew what he wanted to be when he grew up: he’d become a fighter. He would fight for his country, he would fight for his people, and he would fight for his world. When he grew up, he would fight to change his country, for good.</text:p>
      <text:p text:style-name="Normal"><text:tab/><text:tab/><text:tab/><text:tab/><text:tab/><text:tab/><text:tab/><text:tab/><text:tab/><text:tab/><text:tab/><text:tab/></text:p>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